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ubtitle">
      <style:text-properties officeooo:rsid="0000d754" officeooo:paragraph-rsid="0000d754"/>
    </style:style>
    <style:style style:name="P2" style:family="paragraph" style:parent-style-name="Heading_20_2">
      <style:text-properties officeooo:rsid="0000d754" officeooo:paragraph-rsid="0000d754"/>
    </style:style>
    <style:style style:name="P3" style:family="paragraph" style:parent-style-name="Title">
      <style:text-properties officeooo:rsid="0000d754" officeooo:paragraph-rsid="0000d754"/>
    </style:style>
    <style:style style:name="P4" style:family="paragraph" style:parent-style-name="Text_20_body">
      <style:text-properties officeooo:rsid="0000d754" officeooo:paragraph-rsid="0000d754"/>
    </style:style>
    <style:style style:name="P5" style:family="paragraph" style:parent-style-name="Text_20_body">
      <style:text-properties officeooo:paragraph-rsid="0000d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NS and reels</text:p>
      <text:p text:style-name="P1">creating music using a generative adversarial network</text:p>
      <text:p text:style-name="P4"/>
      <text:h text:style-name="P2" text:outline-level="2">Authorship: </text:h>
      <text:p text:style-name="P4">Billard, Mitchell; Bishop, Robert; Graves, Caleb; Elsisy, Moustafa; Nagisetty, Vineel; Northcott, Zachary</text:p>
      <text:p text:style-name="P5"/>
      <text:h text:style-name="P2" text:outline-level="2">Motivation:</text:h>
      <text:p text:style-name="P5"/>
      <text:h text:style-name="P2" text:outline-level="2">Background:</text:h>
      <text:p text:style-name="P5"/>
      <text:h text:style-name="P2" text:outline-level="2">Approach:</text:h>
      <text:p text:style-name="P5"/>
      <text:h text:style-name="P2" text:outline-level="2">Novelty:</text:h>
      <text:p text:style-name="P5"/>
      <text:h text:style-name="P2" text:outline-level="2">Result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0:40:07.815853789</meta:creation-date>
    <meta:generator>LibreOffice/5.1.6.2$Linux_X86_64 LibreOffice_project/10m0$Build-2</meta:generator>
    <meta:editing-duration>PT8M26S</meta:editing-duration>
    <meta:editing-cycles>2</meta:editing-cycles>
    <dc:date>2018-05-25T20:48:33.521131929</dc:date>
    <meta:document-statistic meta:table-count="0" meta:image-count="0" meta:object-count="0" meta:page-count="1" meta:paragraph-count="9" meta:word-count="28" meta:character-count="231" meta:non-whitespace-character-count="211"/>
    <meta:template xlink:type="simple" xlink:actuate="onRequest" xlink:title="Modern" xlink:href="../../../../../../../../usr/lib/libreoffice/share/template/common/styles/Modern.ott" meta:date="2018-05-25T20:40:07.401989938"/>
  </office:meta>
</office:document-meta>
</file>